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808080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return (</text:p>
      <text:p text:style-name="P1">// <text:s text:c="4"/>&lt;div&gt;</text:p>
      <text:p text:style-name="P1">//</text:p>
      <text:p text:style-name="P1">// <text:s text:c="8"/>&lt;BuildingType parentCallback={this.callbackBuildingType}/&gt;</text:p>
      <text:p text:style-name="P1">// <text:s text:c="8"/>&lt;BuildingData parentCallback={this.callbackBuildingData}/&gt;</text:p>
      <text:p text:style-name="P1">// <text:s text:c="8"/>&lt;HeatSourceType parentCallback={this.callbackHeatSourceType}/&gt;</text:p>
      <text:p text:style-name="P1">// <text:s text:c="8"/>&lt;EfficiencyCalculator fuel1={this.state.fuel1}</text:p>
      <text:p text:style-name="P1">// <text:s text:c="30"/>fuel2={this.state.fuel2}</text:p>
      <text:p text:style-name="P1">// <text:s text:c="30"/>fuel3={this.state.fuel3}</text:p>
      <text:p text:style-name="P1">// <text:s text:c="30"/>fuelPercent1={this.state.fuelPercent1}</text:p>
      <text:p text:style-name="P1">// <text:s text:c="30"/>fuelPercent2={this.state.fuelPercent2}</text:p>
      <text:p text:style-name="P1">// <text:s text:c="30"/>fuelPercent3={this.state.fuelPercent3}</text:p>
      <text:p text:style-name="P1">// <text:s text:c="30"/>heatConsumption={this.state.heatConsumption}</text:p>
      <text:p text:style-name="P1">// <text:s text:c="30"/>heatingArea={this.state.heatingArea}</text:p>
      <text:p text:style-name="P1">// <text:s text:c="30"/>buildingType={this.state.buildingType}</text:p>
      <text:p text:style-name="P1">// <text:s text:c="30"/>contractedPower={this.state.contractedPower}</text:p>
      <text:p text:style-name="P1">//</text:p>
      <text:p text:style-name="P1">// <text:s text:c="8"/>/&gt;</text:p>
      <text:p text:style-name="P1">// <text:s text:c="8"/>&lt;EfficiencySolutions fuel1={this.state.fuel1}</text:p>
      <text:p text:style-name="P1">// <text:s text:c="29"/>fuel2={this.state.fuel2}</text:p>
      <text:p text:style-name="P1">// <text:s text:c="29"/>fuel3={this.state.fuel3}</text:p>
      <text:p text:style-name="P1">// <text:s text:c="29"/>fuelPercent1={this.state.fuelPercent1}</text:p>
      <text:p text:style-name="P1">// <text:s text:c="29"/>fuelPercent2={this.state.fuelPercent2}</text:p>
      <text:p text:style-name="P1">// <text:s text:c="29"/>fuelPercent3={this.state.fuelPercent3}</text:p>
      <text:p text:style-name="P1">// <text:s text:c="29"/>parentCallback={this.callbackEfficiencySolutions}</text:p>
      <text:p text:style-name="P1">// <text:s text:c="29"/>heatConsumption={this.state.heatConsumption}</text:p>
      <text:p text:style-name="P1">// <text:s text:c="29"/>heatingArea={this.state.heatingArea}</text:p>
      <text:p text:style-name="P1">// <text:s text:c="29"/>buildingType={this.state.buildingType}</text:p>
      <text:p text:style-name="P1">// <text:s text:c="29"/>contractedPower={this.state.contractedPower}</text:p>
      <text:p text:style-name="P1">//</text:p>
      <text:p text:style-name="P1">//</text:p>
      <text:p text:style-name="P1">//</text:p>
      <text:p text:style-name="P1">//</text:p>
      <text:p text:style-name="P1">// <text:s text:c="8"/>/&gt;</text:p>
      <text:p text:style-name="P1">//</text:p>
      <text:p text:style-name="P1">//</text:p>
      <text:p text:style-name="P1">//</text:p>
      <text:p text:style-name="P1">//</text:p>
      <text:p text:style-name="P1">// <text:s text:c="4"/>&lt;/div&gt;</text:p>
      <text:p text:style-name="P2">// 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1:09:54.415645709</meta:creation-date>
    <dc:date>2020-01-19T11:10:22.074330594</dc:date>
    <meta:editing-duration>PT28S</meta:editing-duration>
    <meta:editing-cycles>1</meta:editing-cycles>
    <meta:document-statistic meta:table-count="0" meta:image-count="0" meta:object-count="0" meta:page-count="1" meta:paragraph-count="40" meta:word-count="76" meta:character-count="1725" meta:non-whitespace-character-count="1065"/>
    <meta:generator>LibreOffice/6.0.7.3$Linux_X86_64 LibreOffice_project/00m0$Build-3</meta:generator>
  </office:meta>
</office:document-meta>
</file>